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7.814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8.239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4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5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3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7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4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1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7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31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5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2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Comma" style:data-style-name="N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4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122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3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0" style:family="table-cell" style:parent-style-name="Default" style:data-style-name="N3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1" style:family="table-cell" style:parent-style-name="Default" style:data-style-name="N3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62" style:family="table-cell" style:parent-style-name="Default" style:data-style-name="N3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1007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Ingresos por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103" table:number-columns-repeated="3"/>
          <table:table-cell table:style-name="ce123"/>
          <table:table-cell table:style-name="ce127"/>
          <table:table-cell table:style-name="ce103"/>
          <table:table-cell table:style-name="ce150"/>
          <table:table-cell table:style-name="ce154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8"/>
          <table:table-cell table:style-name="ce19" table:number-columns-repeated="3"/>
          <table:table-cell table:style-name="ce124"/>
          <table:table-cell table:style-name="ce10"/>
          <table:table-cell table:style-name="ce82" office:value-type="string" office:string-value="Ventas Locales" calcext:value-type="string">
            <text:p><text:s/>Ventas Locales </text:p>
          </table:table-cell>
          <table:table-cell table:style-name="ce140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26"/>
          <table:table-cell table:style-name="ce27"/>
          <table:table-cell table:style-name="ce29" table:number-columns-repeated="2"/>
          <table:table-cell table:style-name="ce27" table:formula="of:=[.D11]+[.E11]-[.F11]" office:value-type="float" office:value="0" calcext:value-type="float">
            <text:p>- </text:p>
          </table:table-cell>
          <table:table-cell table:style-name="ce11" office:value-type="float" office:value="410101010001" calcext:value-type="float">
            <text:p>410101010001 </text:p>
          </table:table-cell>
          <table:table-cell table:style-name="ce83" office:value-type="string" office:string-value="Venta Etiquetas" calcext:value-type="string">
            <text:p><text:s/>Venta Etiquetas </text:p>
          </table:table-cell>
          <table:table-cell table:style-name="ce141" office:value-type="float" office:value="478657.57" calcext:value-type="float">
            <text:p>478,658</text:p>
          </table:table-cell>
          <table:table-cell table:style-name="ce148" table:formula="of:=+[.G11]-[.J11]" office:value-type="float" office:value="-478657.57" calcext:value-type="float">
            <text:p>-478,65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34"/>
          <table:table-cell table:style-name="ce29" table:number-columns-repeated="3"/>
          <table:table-cell table:style-name="ce27" table:formula="of:=[.D12]+[.E12]-[.F12]" office:value-type="float" office:value="0" calcext:value-type="float">
            <text:p>- </text:p>
          </table:table-cell>
          <table:table-cell table:style-name="ce11" office:value-type="float" office:value="410101010002" calcext:value-type="float">
            <text:p>410101010002 </text:p>
          </table:table-cell>
          <table:table-cell table:style-name="ce83" office:value-type="string" office:string-value="Venta Cajas" calcext:value-type="string">
            <text:p><text:s/>Venta Cajas </text:p>
          </table:table-cell>
          <table:table-cell table:style-name="ce142" office:value-type="float" office:value="1724196.95" calcext:value-type="float">
            <text:p>1,724,197</text:p>
          </table:table-cell>
          <table:table-cell table:style-name="ce148" table:formula="of:=+[.G12]-[.J12]" office:value-type="float" office:value="-1724196.95" calcext:value-type="float">
            <text:p>-1,724,197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34"/>
          <table:table-cell table:style-name="ce29" table:number-columns-repeated="3"/>
          <table:table-cell table:style-name="ce27" table:formula="of:=[.D13]+[.E13]-[.F13]" office:value-type="float" office:value="0" calcext:value-type="float">
            <text:p>- </text:p>
          </table:table-cell>
          <table:table-cell table:style-name="ce11" office:value-type="float" office:value="410101010003" calcext:value-type="float">
            <text:p>410101010003 </text:p>
          </table:table-cell>
          <table:table-cell table:style-name="ce83" office:value-type="string" office:string-value="Venta Material POP" calcext:value-type="string">
            <text:p><text:s/>Venta Material POP </text:p>
          </table:table-cell>
          <table:table-cell table:style-name="ce142" office:value-type="float" office:value="174678.6" calcext:value-type="float">
            <text:p>174,679</text:p>
          </table:table-cell>
          <table:table-cell table:style-name="ce148" table:formula="of:=+[.G13]-[.J13]" office:value-type="float" office:value="-174678.6" calcext:value-type="float">
            <text:p>-174,679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34"/>
          <table:table-cell table:style-name="ce29" table:number-columns-repeated="3"/>
          <table:table-cell table:style-name="ce27" table:formula="of:=[.D14]+[.E14]-[.F14]" office:value-type="float" office:value="0" calcext:value-type="float">
            <text:p>- </text:p>
          </table:table-cell>
          <table:table-cell table:style-name="ce11" office:value-type="float" office:value="410101010004" calcext:value-type="float">
            <text:p>410101010004 </text:p>
          </table:table-cell>
          <table:table-cell table:style-name="ce83" office:value-type="string" office:string-value="Venta Papeleria" calcext:value-type="string">
            <text:p><text:s/>Venta Papeleria </text:p>
          </table:table-cell>
          <table:table-cell table:style-name="ce142" office:value-type="float" office:value="27223.23" calcext:value-type="float">
            <text:p>27,223</text:p>
          </table:table-cell>
          <table:table-cell table:style-name="ce148" table:formula="of:=+[.G14]-[.J14]" office:value-type="float" office:value="-27223.23" calcext:value-type="float">
            <text:p>-27,22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34"/>
          <table:table-cell table:style-name="ce29" table:number-columns-repeated="3"/>
          <table:table-cell table:style-name="ce27" table:formula="of:=[.D15]+[.E15]-[.F15]" office:value-type="float" office:value="0" calcext:value-type="float">
            <text:p>- </text:p>
          </table:table-cell>
          <table:table-cell table:style-name="ce11" office:value-type="float" office:value="410101010005" calcext:value-type="float">
            <text:p>410101010005 </text:p>
          </table:table-cell>
          <table:table-cell table:style-name="ce83" office:value-type="string" office:string-value="Venta Folletos" calcext:value-type="string">
            <text:p><text:s/>Venta Folletos </text:p>
          </table:table-cell>
          <table:table-cell table:style-name="ce142" office:value-type="float" office:value="29241.3" calcext:value-type="float">
            <text:p>29,241</text:p>
          </table:table-cell>
          <table:table-cell table:style-name="ce148" table:formula="of:=+[.G15]-[.J15]" office:value-type="float" office:value="-29241.3" calcext:value-type="float">
            <text:p>-29,24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34"/>
          <table:table-cell table:style-name="ce29" table:number-columns-repeated="3"/>
          <table:table-cell table:style-name="ce27" table:formula="of:=[.D16]+[.E16]-[.F16]" office:value-type="float" office:value="0" calcext:value-type="float">
            <text:p>- </text:p>
          </table:table-cell>
          <table:table-cell table:style-name="ce11" office:value-type="float" office:value="410101010006" calcext:value-type="float">
            <text:p>410101010006 </text:p>
          </table:table-cell>
          <table:table-cell table:style-name="ce83" office:value-type="string" office:string-value="Venta Revistas" calcext:value-type="string">
            <text:p><text:s/>Venta Revistas </text:p>
          </table:table-cell>
          <table:table-cell table:style-name="ce142" office:value-type="float" office:value="2741.4" calcext:value-type="float">
            <text:p>2,741</text:p>
          </table:table-cell>
          <table:table-cell table:style-name="ce148" table:formula="of:=+[.G16]-[.J16]" office:value-type="float" office:value="-2741.4" calcext:value-type="float">
            <text:p>-2,74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34"/>
          <table:table-cell table:style-name="ce29" table:number-columns-repeated="3"/>
          <table:table-cell table:style-name="ce27" table:formula="of:=[.D17]+[.E17]-[.F17]" office:value-type="float" office:value="0" calcext:value-type="float">
            <text:p>- </text:p>
          </table:table-cell>
          <table:table-cell table:style-name="ce11" office:value-type="float" office:value="410101010007" calcext:value-type="float">
            <text:p>410101010007 </text:p>
          </table:table-cell>
          <table:table-cell table:style-name="ce83" office:value-type="string" office:string-value="Venta Libros" calcext:value-type="string">
            <text:p><text:s/>Venta Libros </text:p>
          </table:table-cell>
          <table:table-cell table:style-name="ce142" office:value-type="float" office:value="928" calcext:value-type="float">
            <text:p>928</text:p>
          </table:table-cell>
          <table:table-cell table:style-name="ce148" table:formula="of:=+[.G17]-[.J17]" office:value-type="float" office:value="-928" calcext:value-type="float">
            <text:p>-928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34"/>
          <table:table-cell table:style-name="ce29" table:number-columns-repeated="3"/>
          <table:table-cell table:style-name="ce27" table:formula="of:=[.D18]+[.E18]-[.F18]" office:value-type="float" office:value="0" calcext:value-type="float">
            <text:p>- </text:p>
          </table:table-cell>
          <table:table-cell table:style-name="ce11" office:value-type="float" office:value="410101010008" calcext:value-type="float">
            <text:p>410101010008 </text:p>
          </table:table-cell>
          <table:table-cell table:style-name="ce83" office:value-type="string" office:string-value="Venta Agendas" calcext:value-type="string">
            <text:p><text:s/>Venta Agendas </text:p>
          </table:table-cell>
          <table:table-cell table:style-name="ce142" office:value-type="float" office:value="12303.66" calcext:value-type="float">
            <text:p>12,304</text:p>
          </table:table-cell>
          <table:table-cell table:style-name="ce148" table:formula="of:=+[.G18]-[.J18]" office:value-type="float" office:value="-12303.66" calcext:value-type="float">
            <text:p>-12,30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34"/>
          <table:table-cell table:style-name="ce29" table:number-columns-repeated="3"/>
          <table:table-cell table:style-name="ce27" table:formula="of:=[.D19]+[.E19]-[.F19]" office:value-type="float" office:value="0" calcext:value-type="float">
            <text:p>- </text:p>
          </table:table-cell>
          <table:table-cell table:style-name="ce11" office:value-type="float" office:value="410101010009" calcext:value-type="float">
            <text:p>410101010009 </text:p>
          </table:table-cell>
          <table:table-cell table:style-name="ce83" office:value-type="string" office:string-value="Venta Cajas Camaron" calcext:value-type="string">
            <text:p><text:s/>Venta Cajas Camaron </text:p>
          </table:table-cell>
          <table:table-cell table:style-name="ce142" office:value-type="float" office:value="14673106.71" calcext:value-type="float">
            <text:p>14,673,107</text:p>
          </table:table-cell>
          <table:table-cell table:style-name="ce148" table:formula="of:=+[.G19]-[.J19]" office:value-type="float" office:value="-14673106.71" calcext:value-type="float">
            <text:p>-14,673,107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34"/>
          <table:table-cell table:style-name="ce29" table:number-columns-repeated="3"/>
          <table:table-cell table:style-name="ce27" table:formula="of:=[.D20]+[.E20]-[.F20]" office:value-type="float" office:value="0" calcext:value-type="float">
            <text:p>- </text:p>
          </table:table-cell>
          <table:table-cell table:style-name="ce11" office:value-type="float" office:value="410101010011" calcext:value-type="float">
            <text:p>410101010011 </text:p>
          </table:table-cell>
          <table:table-cell table:style-name="ce83" office:value-type="string" office:string-value="Venta Productos Reciclaje" calcext:value-type="string">
            <text:p><text:s/>Venta Productos Reciclaje </text:p>
          </table:table-cell>
          <table:table-cell table:style-name="ce142" office:value-type="float" office:value="603.87" calcext:value-type="float">
            <text:p>604</text:p>
          </table:table-cell>
          <table:table-cell table:style-name="ce148" table:formula="of:=+[.G20]-[.J20]" office:value-type="float" office:value="-603.87" calcext:value-type="float">
            <text:p>-60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34"/>
          <table:table-cell table:style-name="ce29" table:number-columns-repeated="3"/>
          <table:table-cell table:style-name="ce27" table:formula="of:=[.D21]+[.E21]-[.F21]" office:value-type="float" office:value="0" calcext:value-type="float">
            <text:p>- </text:p>
          </table:table-cell>
          <table:table-cell table:style-name="ce11" office:value-type="float" office:value="410101010012" calcext:value-type="float">
            <text:p>410101010012 </text:p>
          </table:table-cell>
          <table:table-cell table:style-name="ce83" office:value-type="string" office:string-value="Ventas Corrugado" calcext:value-type="string">
            <text:p><text:s/>Ventas Corrugado </text:p>
          </table:table-cell>
          <table:table-cell table:style-name="ce142" office:value-type="float" office:value="869033.88" calcext:value-type="float">
            <text:p>869,034</text:p>
          </table:table-cell>
          <table:table-cell table:style-name="ce148" table:formula="of:=+[.G21]-[.J21]" office:value-type="float" office:value="-869033.88" calcext:value-type="float">
            <text:p>-869,03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34"/>
          <table:table-cell table:style-name="ce29" table:number-columns-repeated="3"/>
          <table:table-cell table:style-name="ce27" table:formula="of:=[.D22]+[.E22]-[.F22]" office:value-type="float" office:value="0" calcext:value-type="float">
            <text:p>- </text:p>
          </table:table-cell>
          <table:table-cell table:style-name="ce11" office:value-type="float" office:value="410101010013" calcext:value-type="float">
            <text:p>410101010013 </text:p>
          </table:table-cell>
          <table:table-cell table:style-name="ce83" office:value-type="string" office:string-value="Venta Mat. Prima, Empaq, Suministros" calcext:value-type="string">
            <text:p><text:s/>Venta Mat. Prima, Empaq, Suministros </text:p>
          </table:table-cell>
          <table:table-cell table:style-name="ce142" office:value-type="float" office:value="1123.3" calcext:value-type="float">
            <text:p>1,123</text:p>
          </table:table-cell>
          <table:table-cell table:style-name="ce148" table:formula="of:=+[.G22]-[.J22]" office:value-type="float" office:value="-1123.3" calcext:value-type="float">
            <text:p>-1,12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34"/>
          <table:table-cell table:style-name="ce29" table:number-columns-repeated="3"/>
          <table:table-cell table:style-name="ce27" table:formula="of:=[.D23]+[.E23]-[.F23]" office:value-type="float" office:value="0" calcext:value-type="float">
            <text:p>- </text:p>
          </table:table-cell>
          <table:table-cell table:style-name="ce11" office:value-type="float" office:value="410101010014" calcext:value-type="float">
            <text:p>410101010014 </text:p>
          </table:table-cell>
          <table:table-cell table:style-name="ce83" office:value-type="string" office:string-value="Venta Cajas de Segunda" calcext:value-type="string">
            <text:p><text:s/>Venta Cajas de Segunda </text:p>
          </table:table-cell>
          <table:table-cell table:style-name="ce142" office:value-type="float" office:value="67212.67" calcext:value-type="float">
            <text:p>67,213</text:p>
          </table:table-cell>
          <table:table-cell table:style-name="ce148" table:formula="of:=+[.G23]-[.J23]" office:value-type="float" office:value="-67212.67" calcext:value-type="float">
            <text:p>-67,21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34"/>
          <table:table-cell table:style-name="ce29" table:number-columns-repeated="3"/>
          <table:table-cell table:style-name="ce27" table:formula="of:=[.D24]+[.E24]-[.F24]" office:value-type="float" office:value="0" calcext:value-type="float">
            <text:p>- </text:p>
          </table:table-cell>
          <table:table-cell table:style-name="ce11" office:value-type="float" office:value="410101010030" calcext:value-type="float">
            <text:p>410101010030 </text:p>
          </table:table-cell>
          <table:table-cell table:style-name="ce83" office:value-type="string" office:string-value="Venta Productos de Terceros" calcext:value-type="string">
            <text:p><text:s/>Venta Productos de Terceros </text:p>
          </table:table-cell>
          <table:table-cell table:style-name="ce142" office:value-type="float" office:value="693" calcext:value-type="float">
            <text:p>693</text:p>
          </table:table-cell>
          <table:table-cell table:style-name="ce148" table:formula="of:=+[.G24]-[.J24]" office:value-type="float" office:value="-693" calcext:value-type="float">
            <text:p>-693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34"/>
          <table:table-cell table:style-name="ce29" table:number-columns-repeated="3"/>
          <table:table-cell table:style-name="ce27" table:formula="of:=[.D25]+[.E25]-[.F25]" office:value-type="float" office:value="0" calcext:value-type="float">
            <text:p>- </text:p>
          </table:table-cell>
          <table:table-cell table:style-name="ce11" office:value-type="float" office:value="410101010031" calcext:value-type="float">
            <text:p>410101010031 </text:p>
          </table:table-cell>
          <table:table-cell table:style-name="ce83" office:value-type="string" office:string-value="Venta Congelados Canastillas" calcext:value-type="string">
            <text:p><text:s/>Venta Congelados Canastillas </text:p>
          </table:table-cell>
          <table:table-cell table:style-name="ce142" office:value-type="float" office:value="1789238.64" calcext:value-type="float">
            <text:p>1,789,239</text:p>
          </table:table-cell>
          <table:table-cell table:style-name="ce148" table:formula="of:=+[.G25]-[.J25]" office:value-type="float" office:value="-1789238.64" calcext:value-type="float">
            <text:p>-1,789,239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34"/>
          <table:table-cell table:style-name="ce29" table:number-columns-repeated="3"/>
          <table:table-cell table:style-name="ce27" table:formula="of:=[.D26]+[.E26]-[.F26]" office:value-type="float" office:value="0" calcext:value-type="float">
            <text:p>- </text:p>
          </table:table-cell>
          <table:table-cell table:style-name="ce11" office:value-type="float" office:value="410101010032" calcext:value-type="float">
            <text:p>410101010032 </text:p>
          </table:table-cell>
          <table:table-cell table:style-name="ce83" office:value-type="string" office:string-value="Venta Congelados Otros" calcext:value-type="string">
            <text:p><text:s/>Venta Congelados Otros </text:p>
          </table:table-cell>
          <table:table-cell table:style-name="ce142" office:value-type="float" office:value="458233.53" calcext:value-type="float">
            <text:p>458,234</text:p>
          </table:table-cell>
          <table:table-cell table:style-name="ce148" table:formula="of:=+[.G26]-[.J26]" office:value-type="float" office:value="-458233.53" calcext:value-type="float">
            <text:p>-458,23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34"/>
          <table:table-cell table:style-name="ce29" table:number-columns-repeated="3"/>
          <table:table-cell table:style-name="ce27" table:formula="of:=[.D27]+[.E27]-[.F27]" office:value-type="float" office:value="0" calcext:value-type="float">
            <text:p>- </text:p>
          </table:table-cell>
          <table:table-cell table:style-name="ce11" office:value-type="float" office:value="410102010001" calcext:value-type="float">
            <text:p>410102010001 </text:p>
          </table:table-cell>
          <table:table-cell table:style-name="ce83" office:value-type="string" office:string-value="Venta Fletes locales y otros servicios" calcext:value-type="string">
            <text:p><text:s/>Venta Fletes locales y otros servicios </text:p>
          </table:table-cell>
          <table:table-cell table:style-name="ce142" office:value-type="float" office:value="1051.27" calcext:value-type="float">
            <text:p>1,051</text:p>
          </table:table-cell>
          <table:table-cell table:style-name="ce148" table:formula="of:=+[.G27]-[.J27]" office:value-type="float" office:value="-1051.27" calcext:value-type="float">
            <text:p>-1,05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31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5" office:value-type="string" office:string-value="Ventas en el Exterior" calcext:value-type="string">
            <text:p><text:s/>Ventas en el Exterior </text:p>
          </table:table-cell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34"/>
          <table:table-cell table:style-name="ce29" table:number-columns-repeated="3"/>
          <table:table-cell table:style-name="ce27" table:formula="of:=[.D30]+[.E30]-[.F30]" office:value-type="float" office:value="0" calcext:value-type="float">
            <text:p>- </text:p>
          </table:table-cell>
          <table:table-cell table:style-name="ce11" office:value-type="float" office:value="410101030010" calcext:value-type="float">
            <text:p>410101030010 </text:p>
          </table:table-cell>
          <table:table-cell table:style-name="ce83" office:value-type="string" office:string-value="Venta Caja de Camaron Exportacion" calcext:value-type="string">
            <text:p><text:s/>Venta Caja de Camaron Exportacion </text:p>
          </table:table-cell>
          <table:table-cell table:style-name="ce142" office:value-type="float" office:value="1382505.75" calcext:value-type="float">
            <text:p>1,382,506</text:p>
          </table:table-cell>
          <table:table-cell table:style-name="ce148" table:formula="of:=+[.G30]-[.J30]" office:value-type="float" office:value="-1382505.75" calcext:value-type="float">
            <text:p>-1,382,506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34"/>
          <table:table-cell table:style-name="ce29" table:number-columns-repeated="3"/>
          <table:table-cell table:style-name="ce27" table:formula="of:=[.D31]+[.E31]-[.F31]" office:value-type="float" office:value="0" calcext:value-type="float">
            <text:p>- </text:p>
          </table:table-cell>
          <table:table-cell table:style-name="ce11" office:value-type="float" office:value="410101030031" calcext:value-type="float">
            <text:p>410101030031 </text:p>
          </table:table-cell>
          <table:table-cell table:style-name="ce83" office:value-type="string" office:string-value="Venta Prod. de Terceros Exportación" calcext:value-type="string">
            <text:p><text:s/>Venta Prod. de Terceros Exportación </text:p>
          </table:table-cell>
          <table:table-cell table:style-name="ce142" office:value-type="float" office:value="565941.9" calcext:value-type="float">
            <text:p>565,942</text:p>
          </table:table-cell>
          <table:table-cell table:style-name="ce148" table:formula="of:=+[.G31]-[.J31]" office:value-type="float" office:value="-565941.9" calcext:value-type="float">
            <text:p>-565,942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34"/>
          <table:table-cell table:style-name="ce29" table:number-columns-repeated="3"/>
          <table:table-cell table:style-name="ce27" table:formula="of:=[.D32]+[.E32]-[.F32]" office:value-type="float" office:value="0" calcext:value-type="float">
            <text:p>- </text:p>
          </table:table-cell>
          <table:table-cell table:style-name="ce11" office:value-type="float" office:value="410101030032" calcext:value-type="float">
            <text:p>410101030032 </text:p>
          </table:table-cell>
          <table:table-cell table:style-name="ce83" office:value-type="string" office:string-value="Venta Fletes y Otros Servicios de Exportacion" calcext:value-type="string">
            <text:p><text:s/>Venta Fletes y Otros Servicios de Exportacion </text:p>
          </table:table-cell>
          <table:table-cell table:style-name="ce142" office:value-type="float" office:value="96785" calcext:value-type="float">
            <text:p>96,785</text:p>
          </table:table-cell>
          <table:table-cell table:style-name="ce148" table:formula="of:=+[.G32]-[.J32]" office:value-type="float" office:value="-96785" calcext:value-type="float">
            <text:p>-96,785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34"/>
          <table:table-cell table:style-name="ce29" table:number-columns-repeated="3"/>
          <table:table-cell table:style-name="ce27" table:formula="of:=[.D33]+[.E33]-[.F33]" office:value-type="float" office:value="0" calcext:value-type="float">
            <text:p>- </text:p>
          </table:table-cell>
          <table:table-cell table:style-name="ce11" office:value-type="float" office:value="410101030033" calcext:value-type="float">
            <text:p>410101030033 </text:p>
          </table:table-cell>
          <table:table-cell table:style-name="ce83" office:value-type="string" office:string-value="Venta Export de Productos Reciclaje" calcext:value-type="string">
            <text:p><text:s/>Venta Export de Productos Reciclaje </text:p>
          </table:table-cell>
          <table:table-cell table:style-name="ce142" office:value-type="float" office:value="3783.67" calcext:value-type="float">
            <text:p>3,784</text:p>
          </table:table-cell>
          <table:table-cell table:style-name="ce148" table:formula="of:=+[.G33]-[.J33]" office:value-type="float" office:value="-3783.67" calcext:value-type="float">
            <text:p>-3,78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3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3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142"/>
          <table:table-cell table:style-name="ce29" table:number-columns-repeated="3"/>
          <table:table-cell table:style-name="ce27"/>
          <table:table-cell table:style-name="ce11"/>
          <table:table-cell table:style-name="ce85" office:value-type="string" office:string-value="Otros Ingresos" calcext:value-type="string">
            <text:p><text:s/>Otros Ingresos </text:p>
          </table:table-cell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0" calcext:value-type="float">
            <text:p>540101030010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142"/>
          <table:table-cell table:style-name="ce29" table:number-columns-repeated="3"/>
          <table:table-cell table:style-name="ce27" table:formula="of:=[.D36]+[.E36]-[.F36]" office:value-type="float" office:value="0" calcext:value-type="float">
            <text:p>- </text:p>
          </table:table-cell>
          <table:table-cell table:style-name="ce11" office:value-type="float" office:value="540101030010" calcext:value-type="float">
            <text:p>540101030010 </text:p>
          </table:table-cell>
          <table:table-cell table:style-name="ce83" office:value-type="string" office:string-value="Intereses ganados en bancos                                                     " calcext:value-type="string">
            <text:p><text:s/>Intereses ganados en bancos <text:s text:c="53"/></text:p>
          </table:table-cell>
          <table:table-cell table:style-name="ce142" office:value-type="float" office:value="5921.48" calcext:value-type="float">
            <text:p>5,921</text:p>
          </table:table-cell>
          <table:table-cell table:style-name="ce148" table:formula="of:=+[.G36]-[.J36]" office:value-type="float" office:value="-5921.48" calcext:value-type="float">
            <text:p>-5,921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1" calcext:value-type="float">
            <text:p>540101030011 </text:p>
          </table:table-cell>
          <table:table-cell table:style-name="ce83" office:value-type="string" office:string-value="Otros ingresos                                                                  " calcext:value-type="string">
            <text:p><text:s/>Otros ingresos <text:s text:c="66"/></text:p>
          </table:table-cell>
          <table:table-cell table:style-name="ce142"/>
          <table:table-cell table:style-name="ce29" table:number-columns-repeated="3"/>
          <table:table-cell table:style-name="ce27" table:formula="of:=[.D37]+[.E37]-[.F37]" office:value-type="float" office:value="0" calcext:value-type="float">
            <text:p>- </text:p>
          </table:table-cell>
          <table:table-cell table:style-name="ce11" office:value-type="float" office:value="540101030011" calcext:value-type="float">
            <text:p>540101030011 </text:p>
          </table:table-cell>
          <table:table-cell table:style-name="ce83" office:value-type="string" office:string-value="Otros ingresos                                                                  " calcext:value-type="string">
            <text:p><text:s/>Otros ingresos <text:s text:c="66"/></text:p>
          </table:table-cell>
          <table:table-cell table:style-name="ce142" office:value-type="float" office:value="23514.41" calcext:value-type="float">
            <text:p>23,514</text:p>
          </table:table-cell>
          <table:table-cell table:style-name="ce148" table:formula="of:=+[.G37]-[.J37]" office:value-type="float" office:value="-23514.41" calcext:value-type="float">
            <text:p>-23,51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2" calcext:value-type="float">
            <text:p>540101030012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142"/>
          <table:table-cell table:style-name="ce29" table:number-columns-repeated="3"/>
          <table:table-cell table:style-name="ce27" table:formula="of:=[.D38]+[.E38]-[.F38]" office:value-type="float" office:value="0" calcext:value-type="float">
            <text:p>- </text:p>
          </table:table-cell>
          <table:table-cell table:style-name="ce11" office:value-type="float" office:value="540101030012" calcext:value-type="float">
            <text:p>540101030012 </text:p>
          </table:table-cell>
          <table:table-cell table:style-name="ce83" office:value-type="string" office:string-value="Otros Ingresos  excento -Seguro                                                 " calcext:value-type="string">
            <text:p><text:s/>Otros Ingresos <text:s/>excento -Seguro <text:s text:c="49"/></text:p>
          </table:table-cell>
          <table:table-cell table:style-name="ce142" office:value-type="float" office:value="512.07" calcext:value-type="float">
            <text:p>512</text:p>
          </table:table-cell>
          <table:table-cell table:style-name="ce148" table:formula="of:=+[.G38]-[.J38]" office:value-type="float" office:value="-512.07" calcext:value-type="float">
            <text:p>-512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11" office:value-type="float" office:value="540101030013" calcext:value-type="float">
            <text:p>540101030013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142"/>
          <table:table-cell table:style-name="ce29" table:number-columns-repeated="3"/>
          <table:table-cell table:style-name="ce27" table:formula="of:=[.D39]+[.E39]-[.F39]" office:value-type="float" office:value="0" calcext:value-type="float">
            <text:p>- </text:p>
          </table:table-cell>
          <table:table-cell table:style-name="ce11" office:value-type="float" office:value="540101030013" calcext:value-type="float">
            <text:p>540101030013 </text:p>
          </table:table-cell>
          <table:table-cell table:style-name="ce83" office:value-type="string" office:string-value="Ingresos por Reembolso                                                          " calcext:value-type="string">
            <text:p><text:s/>Ingresos por Reembolso <text:s text:c="58"/></text:p>
          </table:table-cell>
          <table:table-cell table:style-name="ce142" office:value-type="float" office:value="3613.95" calcext:value-type="float">
            <text:p>3,614</text:p>
          </table:table-cell>
          <table:table-cell table:style-name="ce148" table:formula="of:=+[.G39]-[.J39]" office:value-type="float" office:value="-3613.95" calcext:value-type="float">
            <text:p>-3,614</text:p>
          </table:table-cell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 table:number-rows-repeated="2">
          <table:table-cell table:style-name="ce11"/>
          <table:table-cell table:style-name="ce83"/>
          <table:table-cell table:style-name="ce34"/>
          <table:table-cell table:style-name="ce29" table:number-columns-repeated="3"/>
          <table:table-cell table:style-name="ce27"/>
          <table:table-cell table:style-name="ce11"/>
          <table:table-cell table:style-name="ce83"/>
          <table:table-cell table:style-name="ce142"/>
          <table:table-cell table:style-name="ce148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2">
          <table:table-cell table:style-name="ce24"/>
          <table:table-cell table:style-name="ce88" table:number-columns-repeated="2"/>
          <table:table-cell table:style-name="ce152" table:number-columns-repeated="3"/>
          <table:table-cell table:style-name="ce125"/>
          <table:table-cell table:style-name="ce128"/>
          <table:table-cell table:style-name="ce131"/>
          <table:table-cell table:style-name="ce144"/>
          <table:table-cell table:style-name="ce149"/>
          <table:table-cell table:style-name="ce160" table:number-columns-repeated="2"/>
          <table:table-cell table:style-name="ce8" table:number-columns-repeated="48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43" table:formula="of:=SUM([.D9:.D42])" office:value-type="float" office:value="0" calcext:value-type="float">
            <text:p>- </text:p>
          </table:table-cell>
          <table:table-cell table:style-name="ce43" table:formula="of:=SUM([.E9:.E42])" office:value-type="float" office:value="0" calcext:value-type="float">
            <text:p>- </text:p>
          </table:table-cell>
          <table:table-cell table:style-name="ce43" table:formula="of:=SUM([.F9:.F42])" office:value-type="float" office:value="0" calcext:value-type="float">
            <text:p>- </text:p>
          </table:table-cell>
          <table:table-cell table:style-name="ce43" table:formula="of:=SUM([.G9:.G42])" office:value-type="float" office:value="0" calcext:value-type="float">
            <text:p>- </text:p>
          </table:table-cell>
          <table:table-cell table:style-name="ce41" table:number-columns-repeated="2"/>
          <table:table-cell table:style-name="ce115" table:formula="of:=SUM([.J9:.J42])" office:value-type="float" office:value="22392845.81" calcext:value-type="float">
            <text:p>22,392,846</text:p>
          </table:table-cell>
          <table:table-cell table:style-name="ce151" table:formula="of:=SUM([.K9:.K42])" office:value-type="float" office:value="-22392845.81" calcext:value-type="float">
            <text:p>-22,392,846</text:p>
          </table:table-cell>
          <table:table-cell table:style-name="ce161"/>
          <table:table-cell table:style-name="ce162"/>
          <table:table-cell table:style-name="ce47" table:number-columns-repeated="1011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111"/>
          <table:table-cell table:style-name="ce119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Venta cajas de camarón local, agendas, etc.</text:p>
          </table:table-cell>
          <table:table-cell table:style-name="ce57"/>
          <table:table-cell table:style-name="ce113" table:formula="of:=SUM([.G10:.G28])" office:value-type="float" office:value="0" calcext:value-type="float">
            <text:p>0</text:p>
          </table:table-cell>
          <table:table-cell table:style-name="ce113" table:formula="of:=SUM([.J10:.J28])" office:value-type="float" office:value="20310267.58" calcext:value-type="float">
            <text:p>20,310,268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Venta cajas de camarón de exportación</text:p>
          </table:table-cell>
          <table:table-cell table:style-name="ce57"/>
          <table:table-cell table:style-name="ce113" table:formula="of:=SUM([.G29:.G34])" office:value-type="float" office:value="0" calcext:value-type="float">
            <text:p>0</text:p>
          </table:table-cell>
          <table:table-cell table:style-name="ce113" table:formula="of:=SUM([.J29:.J34])" office:value-type="float" office:value="2049016.32" calcext:value-type="float">
            <text:p>2,049,01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office:value-type="string" calcext:value-type="string">
            <text:p>Otros</text:p>
          </table:table-cell>
          <table:table-cell table:style-name="ce57"/>
          <table:table-cell table:style-name="ce113" table:formula="of:=SUM([.G35:.G40])" office:value-type="float" office:value="0" calcext:value-type="float">
            <text:p>0</text:p>
          </table:table-cell>
          <table:table-cell table:style-name="ce113" table:formula="of:=SUM([.J35:.J40])" office:value-type="float" office:value="33561.91" calcext:value-type="float">
            <text:p>33,562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114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15" table:formula="of:=+SUM([.D48:.D51])" office:value-type="float" office:value="0" calcext:value-type="float">
            <text:p>0</text:p>
          </table:table-cell>
          <table:table-cell table:style-name="ce115" table:formula="of:=+SUM([.E48:.E51])" office:value-type="float" office:value="22392845.81" calcext:value-type="float">
            <text:p>22,392,84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4">
      <number:number number:decimal-places="1" loext:min-decimal-places="1" number:min-integer-digits="1" number:grouping="true"/>
    </number:number-style>
    <number:number-style style:name="N16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6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67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69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70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2P2" style:volatile="true">
      <loext:text> $ </loext:text>
      <loext:fill-character> </loext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10:59:32.29640844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12T11:05:17.788536978</dc:date>
    <meta:editing-cycles>11</meta:editing-cycles>
    <meta:editing-duration>PT2H56M57S</meta:editing-duration>
    <meta:document-statistic meta:table-count="1" meta:cell-count="241" meta:object-count="0"/>
  </office:meta>
</office:document-meta>
</file>